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569cd6" style:font-name="Droid Sans Mono" fo:font-size="10.5pt" fo:font-weight="bold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fo:font-weight="bold"/>
    </style:style>
    <style:style style:name="T3" style:family="text">
      <style:text-properties fo:color="#808080"/>
    </style:style>
    <style:style style:name="T4" style:family="text">
      <style:text-properties fo:color="#679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# HTML</text:span></text:p>
      <text:p text:style-name="P3"><text:span text:style-name="T3"/></text:p>
      <text:p text:style-name="P3"><text:span text:style-name="T3">Una página HTML tiene una estructura estándar: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&lt;!DOCTYPE HTML&gt; -&gt; define la versión de html</text:span></text:p>
      <text:p text:style-name="P3"><text:span text:style-name="T3">&lt;HTML&gt;</text:span></text:p>
      <text:p text:style-name="P3"><text:span text:style-name="T3"><text:s text:c="4"/>&lt;HEAD&gt; -&gt; datos no visibles. Son metadatos de la página. Codigicación, estílo, etc</text:span></text:p>
      <text:p text:style-name="P3"><text:span text:style-name="T3"><text:s text:c="4"/>&lt;/HEAD&gt;</text:span></text:p>
      <text:p text:style-name="P3"><text:span text:style-name="T3"><text:s text:c="4"/>&lt;BODY&gt; -&gt; contenido visible dela página web</text:span></text:p>
      <text:p text:style-name="P3"><text:span text:style-name="T3"><text:s text:c="4"/>&lt;/BODY&gt;</text:span></text:p>
      <text:p text:style-name="P3"><text:span text:style-name="T3">&lt;/HTML&gt;</text:span></text:p>
      <text:p text:style-name="P3"><text:span text:style-name="T3"/></text:p>
      <text:p text:style-name="P3"><text:span text:style-name="T3">## Etiqueas</text:span></text:p>
      <text:p text:style-name="P3"><text:span text:style-name="T3"/></text:p>
      <text:p text:style-name="P3"><text:span text:style-name="T3">* **HTML**</text:span></text:p>
      <text:p text:style-name="P3"><text:span text:style-name="T3"><text:s text:c="4"/>* Atributos</text:span></text:p>
      <text:p text:style-name="P3"><text:span text:style-name="T3"><text:s text:c="8"/>* lang. Define el idioma que se va a utilizar</text:span></text:p>
      <text:p text:style-name="P3"><text:span text:style-name="T3">* **HEAD** Datos no visibles, metadatos de la página</text:span></text:p>
      <text:p text:style-name="P3"><text:span text:style-name="T3">* **TITLE** Dentro del head, el título de la pestaña del navegador</text:span></text:p>
      <text:p text:style-name="P3"><text:span text:style-name="T3">* **BODY** contenido visible de la página web</text:span></text:p>
      <text:p text:style-name="P3"><text:span text:style-name="T3">* **H** encabezados</text:span></text:p>
      <text:p text:style-name="P3"><text:span text:style-name="T3"><text:s text:c="4"/>* H1. Solo debería haber uno solo en la web</text:span></text:p>
      <text:p text:style-name="P3"><text:span text:style-name="T3">* **P** parrafo</text:span></text:p>
      <text:p text:style-name="P3"><text:span text:style-name="T3">* **BR** Salto de línea, no tiene contenido, así que es un tag autocerrado</text:span></text:p>
      <text:p text:style-name="P3"><text:span text:style-name="T3">* **HR** Salto de línea, separado por una línea, no tiene contenido, así que es un tag autocerrado</text:span></text:p>
      <text:p text:style-name="P3"><text:span text:style-name="T3">* **STRONG** negrita</text:span></text:p>
      <text:p text:style-name="P3"><text:span text:style-name="T3">* **EM** cursiva</text:span></text:p>
      <text:p text:style-name="P3"><text:span text:style-name="T3">* **I** cursiva</text:span></text:p>
      <text:p text:style-name="P3"><text:span text:style-name="T3">* **BLOCKQUOTE** cursiva</text:span></text:p>
      <text:p text:style-name="P3"><text:span text:style-name="T3">* **OL** lista ordenada</text:span></text:p>
      <text:p text:style-name="P3"><text:span text:style-name="T3">* **UL** lista no ordenada</text:span></text:p>
      <text:p text:style-name="P3"><text:span text:style-name="T3">* **LI** elementos de una lista</text:span></text:p>
      <text:p text:style-name="P3"><text:span text:style-name="T3"/></text:p>
      <text:p text:style-name="P3"><text:span text:style-name="T3">Las listas se pueden agrupar entre ellas. Es decir dentro de una eitqueta &lt;LI&gt; se puede declarar otra lista ordenada o desordenada</text:span></text:p>
      <text:p text:style-name="P3"><text:span text:style-name="T3">* **SPAM** no hace nada, pero permite poner un atributo de identficación, o clases css. Así que principalmente se trata de una etiqueta de maquetación</text:span></text:p>
      <text:p text:style-name="P3"><text:span text:style-name="T3"/></text:p>
      <text:p text:style-name="P3"><text:span text:style-name="T3">* **IMG** Esta etiqueta es un solo tag cerrado, que se maneja por medio de sus atributos</text:span></text:p>
      <text:p text:style-name="P3"><text:span text:style-name="T3"><text:s text:c="4"/>* **alt** texto alternativo por si no carga la imagen</text:span></text:p>
      <text:p text:style-name="P3"><text:span text:style-name="T3"><text:s text:c="4"/>* **title** texto que debe mostrar cuando el ratón pasa por encima de la imagen</text:span></text:p>
      <text:p text:style-name="P3"><text:span text:style-name="T3"><text:s text:c="4"/>* **src** par indicar la ruta absoluta o relativa en la que se encuentra la imagen</text:span></text:p>
      <text:p text:style-name="P3"><text:span text:style-name="T3"><text:s text:c="4"/>* **with** ancho de la imagen</text:span></text:p>
      <text:p text:style-name="P3"><text:span text:style-name="T3"><text:s text:c="4"/>* **height** alto de la imagen</text:span></text:p>
      <text:p text:style-name="P3"><text:span text:style-name="T3"/></text:p>
      <text:p text:style-name="P3"><text:span text:style-name="T3"><text:s text:c="4"/>**_Para no deformar la imagen lo ideal es tocar uno solo de los dos parámtros, altura o anchura_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9:55:50.177118309</meta:creation-date>
    <meta:generator>LibreOffice/6.4.7.2$Linux_X86_64 LibreOffice_project/40$Build-2</meta:generator>
    <dc:date>2023-01-21T19:59:00.374996640</dc:date>
    <meta:editing-duration>PT3M10S</meta:editing-duration>
    <meta:editing-cycles>1</meta:editing-cycles>
    <meta:document-statistic meta:table-count="0" meta:image-count="0" meta:object-count="0" meta:page-count="1" meta:paragraph-count="37" meta:word-count="296" meta:character-count="1687" meta:non-whitespace-character-count="1372"/>
  </office:meta>
</office:document-meta>
</file>